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E000003AC05814B2D.png"/>
  <manifest:file-entry manifest:media-type="image/png" manifest:full-path="Pictures/10000000000003AA00000231CE200029.png"/>
  <manifest:file-entry manifest:media-type="image/png" manifest:full-path="Pictures/10000000000003FC0000035152801D87.png"/>
  <manifest:file-entry manifest:media-type="image/png" manifest:full-path="Pictures/10000000000003AC000001B280F820D8.png"/>
  <manifest:file-entry manifest:media-type="image/png" manifest:full-path="Pictures/10000000000003F90000034D8B2BB5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9cm" fo:min-width="16.801cm"/>
    </style:style>
    <style:style style:name="gr4" style:family="graphic" style:parent-style-name="standard">
      <style:graphic-properties svg:stroke-width="0.081cm" svg:stroke-color="#ff00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9.1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5.565cm"/>
    </style:style>
    <style:style style:name="gr7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23.7999992370605pt"/>
    </style:style>
    <style:style style:name="P3" style:family="paragraph">
      <style:text-properties fo:color="#ff00cc" style:font-size-asian="23.7999992370605pt"/>
    </style:style>
    <style:style style:name="T1" style:family="text">
      <style:text-properties fo:color="#ff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40cm" svg:height="17.051cm" svg:x="1cm" svg:y="6.011cm">
          <draw:image xlink:href="Pictures/10000000000003AC000001B280F820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draw:style-name="gr1" draw:text-style-name="P1" draw:layer="layout" svg:width="33.979cm" svg:height="27.699cm" svg:x="4.12cm" svg:y="1.074cm">
          <draw:image xlink:href="Pictures/10000000000003FC0000035152801D87.png" xlink:type="simple" xlink:show="embed" xlink:actuate="onLoad">
            <text:p/>
          </draw:image>
        </draw:frame>
        <draw:frame draw:style-name="gr3" draw:text-style-name="P3" draw:layer="layout" svg:width="17.301cm" svg:height="1.169cm" svg:x="11.712cm" svg:y="24.365cm">
          <draw:text-box>
            <text:p text:style-name="P2"><text:span text:style-name="T1">パーティションはリロケーション後の設定をする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office:forms form:automatic-focus="false" form:apply-design-mode="false"/>
        <draw:frame draw:style-name="gr1" draw:text-style-name="P1" draw:layer="layout" svg:width="34.038cm" svg:height="27.699cm" svg:x="4.09cm" svg:y="1.074cm">
          <draw:image xlink:href="Pictures/10000000000003F90000034D8B2BB5B2.png" xlink:type="simple" xlink:show="embed" xlink:actuate="onLoad">
            <text:p/>
          </draw:image>
        </draw:frame>
        <draw:rect draw:style-name="gr4" draw:text-style-name="P1" draw:layer="layout" svg:width="4.849cm" svg:height="0.792cm" svg:x="27.666cm" svg:y="17.092cm">
          <text:p/>
        </draw:rect>
        <draw:frame draw:style-name="gr5" draw:text-style-name="P3" draw:layer="layout" svg:width="9.616cm" svg:height="1.27cm" svg:x="27.478cm" svg:y="18.147cm">
          <draw:text-box>
            <text:p text:style-name="P2"><text:span text:style-name="T1">End</text:span><text:span text:style-name="T1">から</text:span><text:span text:style-name="T1">Start</text:span><text:span text:style-name="T1">に変更する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draw:style-name="gr1" draw:text-style-name="P1" draw:layer="layout" svg:width="40.085cm" svg:height="23.479cm" svg:x="1.049cm" svg:y="3.11cm">
          <draw:image xlink:href="Pictures/10000000000003AA00000231CE200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draw:style-name="gr1" draw:text-style-name="P1" draw:layer="layout" svg:width="39.999cm" svg:height="19.198cm" svg:x="1.11cm" svg:y="5.326cm">
          <draw:image xlink:href="Pictures/100000000000077E000003AC05814B2D.png" xlink:type="simple" xlink:show="embed" xlink:actuate="onLoad">
            <text:p/>
          </draw:image>
        </draw:frame>
        <draw:rect draw:style-name="gr4" draw:text-style-name="P1" draw:layer="layout" svg:width="10.236cm" svg:height="8.073cm" svg:x="1cm" svg:y="5.326cm">
          <text:p/>
        </draw:rect>
        <draw:frame draw:style-name="gr6" draw:text-style-name="P3" draw:layer="layout" svg:width="6.065cm" svg:height="1.27cm" svg:x="3.016cm" svg:y="13.711cm">
          <draw:text-box>
            <text:p text:style-name="P2"><text:span text:style-name="T1">GPR</text:span><text:span text:style-name="T1">にチェック</text:span></text:p>
          </draw:text-box>
        </draw:frame>
        <draw:line draw:style-name="gr7" draw:text-style-name="P1" draw:layer="layout" svg:x1="11.235cm" svg:y1="9.177cm" svg:x2="28.205cm" svg:y2="11.815cm">
          <text:p/>
        </draw:line>
        <draw:rect draw:style-name="gr4" draw:text-style-name="P1" draw:layer="layout" svg:width="11.987cm" svg:height="1.583cm" draw:transform="skewX (-0.0057595865315802) rotate (-0.00558505360756747) translate (29.013cm 12.211cm)">
          <text:p/>
        </draw:rect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526cm" fo:text-indent="0cm"/>
      <style:text-properties fo:font-size="37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94cm" fo:text-indent="0cm"/>
      <style:text-properties fo:font-size="31.700000762939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61cm" fo:text-indent="0cm"/>
      <style:text-properties fo:font-size="26.3999996185303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3cm" fo:text-indent="0cm"/>
      <style:text-properties fo:font-size="26.3999996185303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3cm" fo:text-indent="0cm"/>
      <style:text-properties fo:font-size="26.3999996185303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3cm" fo:text-indent="0cm"/>
      <style:text-properties fo:font-size="26.3999996185303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3cm" fo:text-indent="0cm"/>
      <style:text-properties fo:font-size="26.3999996185303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3cm" fo:text-indent="0cm"/>
      <style:text-properties fo:font-size="26.3999996185303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35.999cm" svg:height="4.625cm" svg:x="3cm" svg:y="2.102cm" presentation:class="title" presentation:placeholder="true">
        <draw:text-box/>
      </draw:frame>
      <draw:frame presentation:style-name="標準-outline1" draw:layer="backgroundobjects" svg:width="35.999cm" svg:height="18.281cm" svg:x="3cm" svg:y="7.481cm" presentation:class="outline" presentation:placeholder="true">
        <draw:text-box/>
      </draw:frame>
      <draw:frame presentation:style-name="Mpr1" draw:text-style-name="MP1" draw:layer="backgroundobjects" svg:width="9.319cm" svg:height="1.91cm" svg:x="3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1.91cm" svg:x="14.678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9cm" svg:height="1.91cm" svg:x="29.677cm" svg:y="26.234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2T22:34:01.29</meta:creation-date>
    <meta:editing-duration>PT1H16M32S</meta:editing-duration>
    <meta:editing-cycles>3</meta:editing-cycles>
    <dc:date>2021-01-30T15:46:27.61</dc:date>
    <meta:generator>OpenOffice/4.1.7$Win32 OpenOffice.org_project/417m1$Build-9800</meta:generator>
    <meta:document-statistic meta:object-count="43"/>
  </office:meta>
</office:document-meta>
</file>